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FieldTest_unwrapped_3.test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FieldTest_unwrapped_3.test_json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SONFieldTest_unwrapped_3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